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125cm" style:rel-column-width="8191*"/>
    </style:style>
    <style:style style:name="Tabla1.B" style:family="table-column">
      <style:table-column-properties style:column-width="2.125cm" style:rel-column-width="8193*"/>
    </style:style>
    <style:style style:name="Tabla1.C" style:family="table-column">
      <style:table-column-properties style:column-width="2.125cm" style:rel-column-width="8192*"/>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e138a" officeooo:paragraph-rsid="001e138a"/>
    </style:style>
    <style:style style:name="P2" style:family="paragraph" style:parent-style-name="Table_20_Contents">
      <style:text-properties officeooo:rsid="001f2811" officeooo:paragraph-rsid="001f2811"/>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f2811" officeooo:paragraph-rsid="001f2811"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1c1aaf" officeooo:paragraph-rsid="001c1aaf" style:font-weight-asian="normal" style:font-weight-complex="normal"/>
    </style:style>
    <style:style style:name="P7" style:family="paragraph" style:parent-style-name="Standard">
      <style:text-properties fo:font-weight="normal" officeooo:rsid="001f2811" officeooo:paragraph-rsid="001f2811" style:font-weight-asian="normal" style:font-weight-complex="normal"/>
    </style:style>
    <style:style style:name="P8" style:family="paragraph" style:parent-style-name="Standard">
      <style:text-properties fo:font-weight="normal" officeooo:rsid="0022413e" officeooo:paragraph-rsid="0022413e" style:font-weight-asian="normal" style:font-weight-complex="normal"/>
    </style:style>
    <style:style style:name="P9" style:family="paragraph" style:parent-style-name="Standard">
      <style:text-properties fo:font-weight="normal" officeooo:rsid="002429fd" officeooo:paragraph-rsid="002429fd" style:font-weight-asian="normal" style:font-weight-complex="normal"/>
    </style:style>
    <style:style style:name="P10" style:family="paragraph" style:parent-style-name="Standard">
      <style:text-properties fo:font-weight="normal" officeooo:rsid="002ea4fb" officeooo:paragraph-rsid="002ea4fb" style:font-weight-asian="normal" style:font-weight-complex="normal"/>
    </style:style>
    <style:style style:name="P11" style:family="paragraph" style:parent-style-name="Standard">
      <style:text-properties fo:font-style="italic" style:text-underline-style="solid" style:text-underline-width="auto" style:text-underline-color="font-color" fo:font-weight="bold" officeooo:paragraph-rsid="001f2811" style:font-style-asian="italic" style:font-weight-asian="bold" style:font-style-complex="italic" style:font-weight-complex="bold"/>
    </style:style>
    <style:style style:name="P12" style:family="paragraph" style:parent-style-name="Standard">
      <style:text-properties fo:font-style="italic" style:text-underline-style="solid" style:text-underline-width="auto" style:text-underline-color="font-color" fo:font-weight="bold" officeooo:rsid="002749d3" officeooo:paragraph-rsid="002749d3" style:font-style-asian="italic" style:font-weight-asian="bold" style:font-style-complex="italic" style:font-weight-complex="bold"/>
    </style:style>
    <style:style style:name="P13" style:family="paragraph" style:parent-style-name="Standard">
      <style:text-properties fo:font-style="normal" fo:font-weight="normal" officeooo:rsid="001c1aaf" officeooo:paragraph-rsid="001c1aaf"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749d3" officeooo:paragraph-rsid="002749d3" style:font-style-asian="normal" style:font-weight-asian="normal" style:font-style-complex="normal" style:font-weight-complex="normal"/>
    </style:style>
    <style:style style:name="P16" style:family="paragraph" style:parent-style-name="Standard">
      <style:text-properties officeooo:paragraph-rsid="0020f39b"/>
    </style:style>
    <style:style style:name="P17" style:family="paragraph" style:parent-style-name="Standard" style:list-style-name="L1">
      <style:text-properties fo:font-weight="normal" officeooo:rsid="001f2811" officeooo:paragraph-rsid="001f2811" style:font-weight-asian="normal" style:font-weight-complex="normal"/>
    </style:style>
    <style:style style:name="P18" style:family="paragraph" style:parent-style-name="Standard" style:list-style-name="L3">
      <style:text-properties fo:font-weight="normal" officeooo:rsid="002ea4fb" officeooo:paragraph-rsid="002ea4fb" style:font-weight-asian="normal" style:font-weight-complex="normal"/>
    </style:style>
    <style:style style:name="P19" style:family="paragraph" style:parent-style-name="Standard" style:list-style-name="L4">
      <style:text-properties fo:font-weight="normal" officeooo:rsid="002ea4fb" officeooo:paragraph-rsid="002ea4fb" style:font-weight-asian="normal" style:font-weight-complex="normal"/>
    </style:style>
    <style:style style:name="P20" style:family="paragraph" style:parent-style-name="Standard" style:list-style-name="L5">
      <style:text-properties fo:font-weight="normal" officeooo:rsid="002ea4fb" officeooo:paragraph-rsid="002ea4fb" style:font-weight-asian="normal" style:font-weight-complex="normal"/>
    </style:style>
    <style:style style:name="P21" style:family="paragraph" style:parent-style-name="Standard">
      <style:text-properties fo:font-style="italic" style:text-underline-style="solid" style:text-underline-width="auto" style:text-underline-color="font-color" fo:font-weight="bold" officeooo:rsid="0020f39b" officeooo:paragraph-rsid="0020f39b" style:font-style-asian="italic" style:font-weight-asian="bold" style:font-style-complex="italic" style:font-weight-complex="bold"/>
    </style:style>
    <style:style style:name="P22" style:family="paragraph" style:parent-style-name="Standard" style:list-style-name="L2">
      <style:text-properties fo:font-style="normal" style:text-underline-style="none" fo:font-weight="normal" officeooo:paragraph-rsid="0020f39b" style:font-style-asian="normal" style:font-weight-asian="normal" style:font-style-complex="normal" style:font-weight-complex="normal"/>
    </style:style>
    <style:style style:name="P23" style:family="paragraph" style:parent-style-name="Table_20_Contents">
      <style:text-properties officeooo:rsid="001f281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20f39b" style:font-style-asian="italic" style:font-weight-asian="bold" style:font-style-complex="italic" style:font-weight-complex="bold"/>
    </style:style>
    <style:style style:name="T4" style:family="text">
      <style:text-properties officeooo:rsid="001f2811"/>
    </style:style>
    <style:style style:name="T5" style:family="text">
      <style:text-properties fo:font-weight="normal" style:font-weight-asian="normal" style:font-weight-complex="normal"/>
    </style:style>
    <style:style style:name="T6" style:family="text">
      <style:text-properties fo:font-weight="normal" officeooo:rsid="002d160c" style:font-weight-asian="normal" style:font-weight-complex="normal"/>
    </style:style>
    <style:style style:name="T7" style:family="text">
      <style:text-properties officeooo:rsid="002429fd"/>
    </style:style>
    <style:style style:name="T8" style:family="text">
      <style:text-properties officeooo:rsid="002931f1"/>
    </style:style>
    <style:style style:name="T9" style:family="text">
      <style:text-properties officeooo:rsid="003457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es finales.</text:p>
      <text:p text:style-name="P3"/>
      <text:p text:style-name="P3">1.- ¿Cuándo es conveniente utilizar una WLAN?</text:p>
      <text:p text:style-name="P3"/>
      <text:p text:style-name="P6">En aquellas situaciones en las que por logística o presupuesto el uso de cableada sea más dificultoso en comparación.</text:p>
      <text:p text:style-name="P6"/>
      <text:p text:style-name="P6">Por ejemplo:</text:p>
      <text:p text:style-name="P6"/>
      <text:p text:style-name="P6">En entornos laborales o educativos en los que necesitemos disponibilad de red en todas las areas.</text:p>
      <text:p text:style-name="P3"/>
      <text:p text:style-name="P3">2.- ¿En qué consiste la certificación WiFi?</text:p>
      <text:p text:style-name="P3"/>
      <text:p text:style-name="P13">Es una certificación que otorga la organización internacional sin ánimo de lucro <text:span text:style-name="T1">Wifi Alliance </text:span>a aquellos productos que cumplen con los estándares IEEE 802.11.</text:p>
      <text:p text:style-name="P3"/>
      <text:p text:style-name="P3">3.- Haz una tabla comparativa de las principales características de los estándares IEEE</text:p>
      <text:p text:style-name="P3">802.11 a, b, g, n y ac.</text:p>
      <text:p text:style-name="P3"/>
      <table:table table:name="Tabla1" table:style-name="Tabla1">
        <table:table-column table:style-name="Tabla1.A"/>
        <table:table-column table:style-name="Tabla1.B"/>
        <table:table-column table:style-name="Tabla1.C"/>
        <table:table-column table:style-name="Tabla1.B"/>
        <table:table-column table:style-name="Tabla1.A"/>
        <table:table-column table:style-name="Tabla1.C" table:number-columns-repeated="2"/>
        <table:table-column table:style-name="Tabla1.A"/>
        <table:table-row>
          <table:table-cell table:style-name="Tabla1.A1" office:value-type="string">
            <text:p text:style-name="P1">Estándar</text:p>
          </table:table-cell>
          <table:table-cell table:style-name="Tabla1.A1" office:value-type="string">
            <text:p text:style-name="P1">Frecuencia</text:p>
          </table:table-cell>
          <table:table-cell table:style-name="Tabla1.A1" office:value-type="string">
            <text:p text:style-name="P1">Ancho de Banda</text:p>
          </table:table-cell>
          <table:table-cell table:style-name="Tabla1.A1" office:value-type="string">
            <text:p text:style-name="P1"><text:span text:style-name="T4">Esquema de </text:span>Modulación</text:p>
          </table:table-cell>
          <table:table-cell table:style-name="Tabla1.A1" office:value-type="string">
            <text:p text:style-name="P1">Arquitectura Interna</text:p>
          </table:table-cell>
          <table:table-cell table:style-name="Tabla1.A1" office:value-type="string">
            <text:p text:style-name="P1">Tasa Máxima de bits</text:p>
          </table:table-cell>
          <table:table-cell table:style-name="Tabla1.A1" office:value-type="string">
            <text:p text:style-name="P1">Rango</text:p>
          </table:table-cell>
          <table:table-cell table:style-name="Tabla1.H1" office:value-type="string">
            <text:p text:style-name="P2">Potencia Máxima de transmisión.</text:p>
          </table:table-cell>
        </table:table-row>
        <table:table-row>
          <table:table-cell table:style-name="Tabla1.A2" office:value-type="string">
            <text:p text:style-name="P1">a</text:p>
          </table:table-cell>
          <table:table-cell table:style-name="Tabla1.A2" office:value-type="string">
            <text:p text:style-name="P2">5 GHz</text:p>
          </table:table-cell>
          <table:table-cell table:style-name="Tabla1.A2" office:value-type="string">
            <text:p text:style-name="P2">22 MHz</text:p>
          </table:table-cell>
          <table:table-cell table:style-name="Tabla1.A2" office:value-type="string">
            <text:p text:style-name="P2">BPSK to 256-QAM</text:p>
          </table:table-cell>
          <table:table-cell table:style-name="Tabla1.A2" office:value-type="string">
            <text:p text:style-name="P2">OFDM</text:p>
          </table:table-cell>
          <table:table-cell table:style-name="Tabla1.A2" office:value-type="string">
            <text:p text:style-name="P2">54 Mbps</text:p>
          </table:table-cell>
          <table:table-cell table:style-name="Tabla1.A2" office:value-type="string">
            <text:p text:style-name="P2">35 m</text:p>
          </table:table-cell>
          <table:table-cell table:style-name="Tabla1.H2" office:value-type="string">
            <text:p text:style-name="P2">100 mW</text:p>
          </table:table-cell>
        </table:table-row>
        <table:table-row>
          <table:table-cell table:style-name="Tabla1.A2" office:value-type="string">
            <text:p text:style-name="P1">b</text:p>
          </table:table-cell>
          <table:table-cell table:style-name="Tabla1.A2" office:value-type="string">
            <text:p text:style-name="P2">2.4 GHz</text:p>
          </table:table-cell>
          <table:table-cell table:style-name="Tabla1.A2" office:value-type="string">
            <text:p text:style-name="P2">21 MHz</text:p>
          </table:table-cell>
          <table:table-cell table:style-name="Tabla1.A2" office:value-type="string">
            <text:p text:style-name="P2">BPSK to 256-QAM</text:p>
          </table:table-cell>
          <table:table-cell table:style-name="Tabla1.A2" office:value-type="string">
            <text:p text:style-name="P2">CCK, DSSS</text:p>
          </table:table-cell>
          <table:table-cell table:style-name="Tabla1.A2" office:value-type="string">
            <text:p text:style-name="P23">11 Mbps</text:p>
          </table:table-cell>
          <table:table-cell table:style-name="Tabla1.A2" office:value-type="string">
            <text:p text:style-name="P2">35 m</text:p>
          </table:table-cell>
          <table:table-cell table:style-name="Tabla1.H2" office:value-type="string">
            <text:p text:style-name="P2">100 mW</text:p>
          </table:table-cell>
        </table:table-row>
        <table:table-row>
          <table:table-cell table:style-name="Tabla1.A2" office:value-type="string">
            <text:p text:style-name="P1">g</text:p>
          </table:table-cell>
          <table:table-cell table:style-name="Tabla1.A2" office:value-type="string">
            <text:p text:style-name="P2"><text:span text:style-name="T9">2.4</text:span> GHz</text:p>
          </table:table-cell>
          <table:table-cell table:style-name="Tabla1.A2" office:value-type="string">
            <text:p text:style-name="P2">23 MHz</text:p>
          </table:table-cell>
          <table:table-cell table:style-name="Tabla1.A2" office:value-type="string">
            <text:p text:style-name="P2">BPSK to 256-QAM</text:p>
          </table:table-cell>
          <table:table-cell table:style-name="Tabla1.A2" office:value-type="string">
            <text:p text:style-name="P2">DSSS, OFDM</text:p>
          </table:table-cell>
          <table:table-cell table:style-name="Tabla1.A2" office:value-type="string">
            <text:p text:style-name="P2">54 Mbps</text:p>
          </table:table-cell>
          <table:table-cell table:style-name="Tabla1.A2" office:value-type="string">
            <text:p text:style-name="P2">70 m</text:p>
          </table:table-cell>
          <table:table-cell table:style-name="Tabla1.H2" office:value-type="string">
            <text:p text:style-name="P2">100 mW</text:p>
          </table:table-cell>
        </table:table-row>
        <table:table-row>
          <table:table-cell table:style-name="Tabla1.A2" office:value-type="string">
            <text:p text:style-name="P1">n</text:p>
          </table:table-cell>
          <table:table-cell table:style-name="Tabla1.A2" office:value-type="string">
            <text:p text:style-name="P2">2.4 GHz – 5 GHz</text:p>
          </table:table-cell>
          <table:table-cell table:style-name="Tabla1.A2" office:value-type="string">
            <text:p text:style-name="P2">24 MHz y 40 MHz</text:p>
          </table:table-cell>
          <table:table-cell table:style-name="Tabla1.A2" office:value-type="string">
            <text:p text:style-name="P2">BPSK to 256-QAM</text:p>
          </table:table-cell>
          <table:table-cell table:style-name="Tabla1.A2" office:value-type="string">
            <text:p text:style-name="P2">OFDM</text:p>
          </table:table-cell>
          <table:table-cell table:style-name="Tabla1.A2" office:value-type="string">
            <text:p text:style-name="P2">600 Mbps</text:p>
          </table:table-cell>
          <table:table-cell table:style-name="Tabla1.A2" office:value-type="string">
            <text:p text:style-name="P2">70 m</text:p>
          </table:table-cell>
          <table:table-cell table:style-name="Tabla1.H2" office:value-type="string">
            <text:p text:style-name="P2">100 mW</text:p>
          </table:table-cell>
        </table:table-row>
        <table:table-row>
          <table:table-cell table:style-name="Tabla1.A2" office:value-type="string">
            <text:p text:style-name="P1">ac</text:p>
          </table:table-cell>
          <table:table-cell table:style-name="Tabla1.A2" office:value-type="string">
            <text:p text:style-name="P2">5 GHz</text:p>
          </table:table-cell>
          <table:table-cell table:style-name="Tabla1.A2" office:value-type="string">
            <text:p text:style-name="P2">20, 40, 80, 80+80= 160 MHz</text:p>
          </table:table-cell>
          <table:table-cell table:style-name="Tabla1.A2" office:value-type="string">
            <text:p text:style-name="P2">BPSK to 256-QAM</text:p>
          </table:table-cell>
          <table:table-cell table:style-name="Tabla1.A2" office:value-type="string">
            <text:p text:style-name="P2">OFDM</text:p>
          </table:table-cell>
          <table:table-cell table:style-name="Tabla1.A2" office:value-type="string">
            <text:p text:style-name="P2">6.93 Gbps</text:p>
          </table:table-cell>
          <table:table-cell table:style-name="Tabla1.A2" office:value-type="string">
            <text:p text:style-name="P2">35 m</text:p>
          </table:table-cell>
          <table:table-cell table:style-name="Tabla1.H2" office:value-type="string">
            <text:p text:style-name="P2">160 mW</text:p>
          </table:table-cell>
        </table:table-row>
      </table:table>
      <text:p text:style-name="P3"/>
      <text:p text:style-name="P3"/>
      <text:p text:style-name="P3">4.- Elabora una tabla comparativa de las prestaciones que ofrecen los distintos routers</text:p>
      <text:p text:style-name="P3">WiFi proporcionados en las ofertas de acceso a Internet de los diversos ISP (elegid 2).</text:p>
      <text:p text:style-name="P3"/>
      <text:p text:style-name="P11"><text:span text:style-name="T4">MásMovil: </text:span>ZTE ZXHN F680</text:p>
      <text:p text:style-name="P4"/>
      <text:list xml:id="list1160668946" text:style-name="L1">
        <text:list-item>
          <text:p text:style-name="P17">Wireless: Compatible con los estándares 802.11a/b/g/n/ac. En la banda de 2.4GHz con una velocidad de hasta 450Mbps. En la banda de 5GHz <text:s/>tendremos una velocidad de hasta 1300Mbps gracias al Wi-Fi AC. Tendremos un total de hasta 1750Mbps de ancho de banda inalámbrico para sacar el máximo partido a la fibra de Jazztel. Las antenas son externas y duales.</text:p>
        </text:list-item>
        <text:list-item>
          <text:p text:style-name="P17">CPU &amp; Ethernet: Marvell 88F6660-A0 con doble núcleo a 800MHz/1GHz, switch Gigabit integrado y NAT por hardware.</text:p>
        </text:list-item>
        <text:list-item>
          <text:p text:style-name="P17">RAM: SKhynix H5TQ2G63FFA PBC con 256MB de capacidad.</text:p>
        </text:list-item>
        <text:list-item>
          <text:p text:style-name="P17">Flash: Micron 29F1G08ABAEA con 128MB de capacidad</text:p>
        </text:list-item>
        <text:list-item>
          <text:p text:style-name="P17">Controlador Wireless 2.4GHz: Atheros AR9381-AL1A con Wi-Fi N 3T3R a 450Mbps.</text:p>
        </text:list-item>
        <text:list-item>
          <text:p text:style-name="P17">Amplificadores Wireless 2.4GHz: 3 x SiGe 2620T</text:p>
        </text:list-item>
        <text:list-item>
          <text:p text:style-name="P17">Controlador Wireless 5GHz: Qualcomm QCA9880-BR4A con Wi-Fi AC 3T3R a 1300Mbps.</text:p>
        </text:list-item>
        <text:list-item>
          <text:p text:style-name="P17">Amplificadores Wireless 5GHz: 3x Skywords 5003L1</text:p>
        </text:list-item>
      </text:list>
      <text:p text:style-name="P7"><text:soft-page-break/></text:p>
      <text:list xml:id="list122547400654148" text:continue-numbering="true" text:style-name="L1">
        <text:list-item>
          <text:p text:style-name="P17">Fuente de alimentación: Necesita una tensión de corriente de 12V y una intensidad de 2A.</text:p>
        </text:list-item>
      </text:list>
      <text:p text:style-name="P7"/>
      <text:list xml:id="list122547614321471" text:continue-numbering="true" text:style-name="L1">
        <text:list-item>
          <text:p text:style-name="P17"><text:s text:c="4"/>ONT+Router Wi-Fi ZTE ZXHN F680.</text:p>
        </text:list-item>
        <text:list-item>
          <text:p text:style-name="P17"><text:s text:c="4"/>Soporte para colocar el router verticalmente (ideal para proporcionar mayor rendimiento Wi-Fi).</text:p>
        </text:list-item>
        <text:list-item>
          <text:p text:style-name="P17"><text:s text:c="4"/>Cable de fibra óptica para conectar la caja terminal óptica a la entrada del PON del router.</text:p>
        </text:list-item>
        <text:list-item>
          <text:p text:style-name="P17"><text:s text:c="4"/>Cable de red CAT5e con 4 pares de hilos: velocidades Gigabit Ethernet.</text:p>
        </text:list-item>
        <text:list-item>
          <text:p text:style-name="P17"><text:s text:c="4"/>Transformador de corriente, proporciona una tensión de 12V y una intensidad de corriente de 2A.</text:p>
        </text:list-item>
        <text:list-item>
          <text:p text:style-name="P17"><text:s text:c="4"/>Pegatina para indicar los SSID del router y la contraseña personal que configuremos posteriormente.</text:p>
        </text:list-item>
      </text:list>
      <text:p text:style-name="P7"/>
      <text:p text:style-name="P16"><text:span text:style-name="T3">Vodafone: </text:span><text:span text:style-name="T2">Huawei HG556</text:span></text:p>
      <text:p text:style-name="P21"/>
      <text:list xml:id="list3814669341" text:style-name="L2">
        <text:list-item>
          <text:p text:style-name="P22"/>
        </text:list-item>
        <text:list-item>
          <text:p text:style-name="P22"><text:s text:c="4"/>2 puertos USB para conectar dispositivos más 1 USB para conectar el 3G de Vodafone.</text:p>
        </text:list-item>
        <text:list-item>
          <text:p text:style-name="P22"><text:s text:c="4"/>2 puertos para entrada de teléfonos.</text:p>
        </text:list-item>
        <text:list-item>
          <text:p text:style-name="P22"><text:s text:c="4"/>Botón de MARCHA/PARO de la red inalámbrica.</text:p>
        </text:list-item>
        <text:list-item>
          <text:p text:style-name="P22"><text:s text:c="4"/>Wireless: Atheros AR9223-AC1A. Es un 2T2R con MIMO (dos antenas de transmisión y recepción) que proporcionarán una gran velocidad de transmisión como veréis más adelante.</text:p>
        </text:list-item>
        <text:list-item>
          <text:p text:style-name="P22"><text:s text:c="4"/>Ethernet: Broadcom BCM5325EKQMG con su switch de 4 puertos Fast Ethernet.</text:p>
        </text:list-item>
        <text:list-item>
          <text:p text:style-name="P22"><text:s text:c="4"/>CPU: Broadcom BCM6358SKFBG con una velocidad de 300MHz con un bus serie de 8bits, es MIPSR2 y da una potencia de ejecución de unos 130BogoMips.</text:p>
        </text:list-item>
        <text:list-item>
          <text:p text:style-name="P22"><text:s text:c="4"/>RAM: Modelo: EM6AB160. Tiene 64MB de memoria.</text:p>
        </text:list-item>
        <text:list-item>
          <text:p text:style-name="P22"><text:s text:c="4"/>Flash: Spansion S29GL128P10 de 16MB de capacidad</text:p>
        </text:list-item>
        <text:list-item>
          <text:p text:style-name="P22"><text:s text:c="4"/>VozIP: Legerity Le88266DLC. Realiza la gestión de la VoIP para teléfonos análogicos.</text:p>
        </text:list-item>
        <text:list-item>
          <text:p text:style-name="P22"><text:s text:c="4"/>La fuente entrega 2Amp de intensidad de corriente a 12V, lo que hace un consumo de 24W.</text:p>
        </text:list-item>
        <text:list-item>
          <text:p text:style-name="P22"><text:s text:c="4"/>Reinyección de la VoIP: El router habilita todas las rosetas de la instalación interior para que las llamadas hechas desde los teléfonos conectados a esas rosetas salgan por VoIP. Así, no hace falta llamar desde un teléfono conectado directamente al router.</text:p>
        </text:list-item>
        <text:list-item>
          <text:p text:style-name="P22"><text:s text:c="4"/>DLNA: Este router incorpora el servidor DLNA de Twonky, que permite compartir en nuestra red local la música, fotos y vídeos que estén almacenados en cualquier unidad USB que conectemos a uno de los puertos USB del router.</text:p>
        </text:list-item>
      </text:list>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5.- Enumera las diferencias entre un punto de acceso y un dispositivo multifunción.</text:p>
      <text:p text:style-name="P3"/>
      <text:p text:style-name="P8">Un punto de acceso publica una WLAN, <text:span text:style-name="T7">define los parámetros de acceso, ejerce de puente entre los dispositivos inalámbricos y la red cableada y también en el proceso de comunicación.</text:span></text:p>
      <text:p text:style-name="P8"/>
      <text:p text:style-name="P9">Un dispositivo multifunción da cobertura a toda la casa. Integra las funciones de router, switch, módem y punto de acceso.</text:p>
      <text:p text:style-name="P3"/>
      <text:p text:style-name="P3"/>
      <text:p text:style-name="P3"/>
      <text:p text:style-name="P3"><text:soft-page-break/>6.- Escribe las definiciones de los siguientes términos:</text:p>
      <text:p text:style-name="P3"/>
      <text:p text:style-name="P3">BSS: <text:span text:style-name="T5">El término conjunto básico de servicios (BSS) hace referencia al conjunto de</text:span></text:p>
      <text:p text:style-name="P5">estaciones (STA) enlazadas entre sí mediante una conexión inalámbrica y al conjunto de</text:p>
      <text:p text:style-name="P5">servicios que comparten, como el método de codificación de la información, la forma de</text:p>
      <text:p text:style-name="P5">autenticarse, el modo de cifrar los datos, etc. El BSS es el bloque básico de</text:p>
      <text:p text:style-name="P5">construcción de las WLAN 802.11.</text:p>
      <text:p text:style-name="P3"/>
      <text:p text:style-name="P3">BSSID: <text:span text:style-name="T5">Un BSS independiente (IBSS) lo forma un conjunto de estaciones que se</text:span></text:p>
      <text:p text:style-name="P5">interconectan entre sí directamente, de igual a igual. Se trata del BSS formado por las</text:p>
      <text:p text:style-name="P5">redes ad hoc.</text:p>
      <text:p text:style-name="P5"/>
      <text:p text:style-name="P3">SSID: <text:s/><text:span text:style-name="T5">Toda red inalámbrica, ya sea ad hoc o en infraestructura, con un único AP o con</text:span></text:p>
      <text:p text:style-name="P5">múltiples AP, tiene un nombre que la identifica: el identificador del conjunto de servicios</text:p>
      <text:p text:style-name="P5">(SSID).</text:p>
      <text:p text:style-name="P5">El SSID es el nombre compuesto por 32 dígitos alfanuméricos como máximo y es el</text:p>
      <text:p text:style-name="P5">que utilizan los usuarios para identificarse y conectarse a la red.</text:p>
      <text:p text:style-name="P5"/>
      <text:p text:style-name="P3">ESS: <text:span text:style-name="T5">Cuando la extensión a cubrir por la red inalámbrica en infraestructura es muy amplia,</text:span></text:p>
      <text:p text:style-name="P5">es necesario instalar más de un AP para dar cobertura a toda la zona. En este caso,</text:p>
      <text:p text:style-name="P5">aunque cada AP tendrá su propio BSS, pueden configurarse para ofrecer un serviciocomún y presentarse todos ellos como una misma WLAN. En este caso los distintos</text:p>
      <text:p text:style-name="P5">BSS forman un conjunto extendido de servicios (ESS).</text:p>
      <text:p text:style-name="P3"/>
      <text:p text:style-name="P3">7.- ¿De qué se encarga la capa PHY y a qué capa del modelo OSI corresponde?</text:p>
      <text:p text:style-name="P3"/>
      <text:p text:style-name="P12">PHY: Capa física.</text:p>
      <text:p text:style-name="P12"/>
      <text:p text:style-name="P15">PHY es una abreviatura de physical layer, en español, capa física, que corresponde al modelo OSI y se utiliza para los circuitos que implementan una capa física.</text:p>
      <text:p text:style-name="P15"/>
      <text:p text:style-name="P15">Un PHY conecta un dispositivo de Capa de enlace de datos (a menudo llamado MAC que es una abreviatura de media access control, en español control de acceso de los medios de comunicación) con un medio físico tal como una fibra óptica o cables metálicos. Un dispositivo PHY incluye normalmente una subcapa de codificación física (PCS, Physical Coding Sublayer) y una capa de Medio Físico Dependiente (PMD, del inglés Physical Medium Dependent)1​ El PCS codifica y descodifica el dato que fue transmitido y recibido. El propósito de esta codificación es para facilitar al receptor la recuperación de la señal. </text:p>
      <text:p text:style-name="P14"/>
      <text:p text:style-name="P3"/>
      <text:p text:style-name="P3">8.- ¿Cuándo se otorga la certificación WPA2 de seguridad?</text:p>
      <text:p text:style-name="P3"/>
      <text:p text:style-name="P5"><text:span text:style-name="T8">A </text:span>aquellos productos fieles al estándar desarrollado por los fabricantes.</text:p>
      <text:p text:style-name="P3"/>
      <text:p text:style-name="P3"/>
      <text:p text:style-name="P3"/>
      <text:p text:style-name="P3"/>
      <text:p text:style-name="P3"/>
      <text:p text:style-name="P3"/>
      <text:p text:style-name="P3"/>
      <text:p text:style-name="P3">9.- Realiza una comparativa entre los distintos tipos de seguridad inalámbricos:</text:p>
      <text:p text:style-name="P3"/>
      <text:p text:style-name="P3">a) Sistema abierto. <text:span text:style-name="T5">La autenticación de sistema abierto es aquella en la que no se comprueba la</text:span></text:p>
      <text:p text:style-name="P5">identidad del dispositivo que desea conectarse a la red, sino que simplemente se</text:p>
      <text:p text:style-name="P5">autorizan todos los accesos. Por tanto, todo el mundo podrá conectarse.</text:p>
      <text:p text:style-name="P5"/>
      <text:p text:style-name="P5"/>
      <text:p text:style-name="P3"><text:soft-page-break/>b) Filtrado MAC. <text:span text:style-name="T5">Los filtros MAC actúan a nivel de la asociación de un dispositivo a un punto de</text:span></text:p>
      <text:p text:style-name="P5">acceso inalámbrico. En los puntos de acceso se pueden crear listas de direcciones MAC</text:p>
      <text:p text:style-name="P5">que determinen cuáles se han de autorizar y cuáles rechazar cuando envíen solicitudes</text:p>
      <text:p text:style-name="P5">de asociación. Para que la asociación se lleve a término, primero se deberá establecer</text:p>
      <text:p text:style-name="P5">un enlace con el punto inalámbrico y posteriormente se deberá comprobar si la dirección</text:p>
      <text:p text:style-name="P5">MAC del dispositivo existe o no en las listas de direcciones MAC autorizadas o no</text:p>
      <text:p text:style-name="P5">autorizadas.</text:p>
      <text:p text:style-name="P5">Los filtros MAC actúan en un segundo nivel, ya que se ejecutan después del</text:p>
      <text:p text:style-name="P5">establecimiento del enlace con el punto de acceso y, para ello, ya debe haberse</text:p>
      <text:p text:style-name="P5">establecido un primer mecanismo de autenticación.</text:p>
      <text:p text:style-name="P5"/>
      <text:p text:style-name="P3">c) WEP. <text:span text:style-name="T5">Wired Equivalent Privacy (WEP), en español «Privacidad equivalente a cableado», es el sistema de cifrado incluido en el estándar IEEE 802.11 como protocolo para redes Wireless que permite cifrar la información que se transmite. Proporciona un cifrado a nivel 2, basado en el algoritmo de cifrado RC4 que utiliza claves de 64 bits (40 bits más 24 bits del vector de iniciación IV) o de 128 bits (104 bits más 24 bits del IV). Los mensajes de difusión de las redes inalámbricas se transmiten por ondas de radio, lo que los hace más susceptibles, frente a las redes cableadas, de ser captados con relativa facilidad. Presentado en 1999, el sistema WEP fue pensado para proporcionar una confidencialidad comparable a la de una red tradicional cableada. </text:span><text:span text:style-name="T6">No es fiable y ha quedado obsoleto.</text:span></text:p>
      <text:p text:style-name="P3"/>
      <text:p text:style-name="P3"/>
      <text:p text:style-name="P3">d) WPA. <text:span text:style-name="T5">Wi-Fi Protected Access (WPA), en español «Acceso Wi-Fi protegido», es un sistema para proteger las redes inalámbricas (Wi-Fi); creado para corregir las deficiencias del sistema previo, Wired Equivalent Privacy (WEP).1​ Los investigadores han encontrado varias debilidades en el algoritmo WEP (tales como la reutilización del vector de inicialización (IV), del cual se derivan ataques estadísticos que permiten recuperar la clave WEP, entre otros). WPA implementa la mayoría del estándar IEEE 802.11i, y fue creado como una medida intermedia para ocupar el lugar de WEP mientras 802.11i era finalizado. WPA fue creado por la Wi-Fi Alliance («Alianza Wi-Fi»).</text:span></text:p>
      <text:p text:style-name="P5"/>
      <text:p text:style-name="P5">WPA adopta la autenticación de usuarios mediante el uso de un servidor, donde se almacenan las credenciales y contraseñas de los usuarios de la red. Para no obligar al uso de tal servidor para el despliegue de redes, WPA permite la autenticación mediante una clave precompartida, que de un modo similar al WEP, requiere introducir la misma clave en todos los equipos de la red. </text:p>
      <text:p text:style-name="P5">Un inconveniente encontrado en la característica agregada al Wi-Fi llamada Wi-Fi Protected Setup (también bajo el nombre de QSS) permite eludir la seguridad e infiltrarse en las redes que usan los protocolos WPA y WPA2. </text:p>
      <text:p text:style-name="P5"/>
      <text:p text:style-name="P3">e) WPA2. <text:span text:style-name="T5">WPA2 (Wi-Fi Protected Access 2), en español «Acceso Wi-Fi protegido 2», es un sistema para proteger las redes inalámbricas (Wi-Fi); creado para corregir las deficiencias del sistema previo en el nuevo estándar 802.11i. WPA, por ser una versión previa, que se podría considerar de "migración", no incluye todas las características del IEEE 802.11i, mientras que WPA2 se puede inferir que es la versión certificada del estándar 802.11i.</text:span></text:p>
      <text:p text:style-name="P5"/>
      <text:p text:style-name="P5">El estándar 802.11i fue ratificado en junio de 2004.</text:p>
      <text:p text:style-name="P5"/>
      <text:p text:style-name="P5">La Wi-Fi Alliance llama a la versión de clave pre-compartida WPA-Personal y WPA2-Personal y a la versión con autenticación 802.1x/EAP como WPA-Enterprise y WPA2-Enterprise.</text:p>
      <text:p text:style-name="P5"/>
      <text:p text:style-name="P5">Los fabricantes comenzaron a producir la nueva generación de puntos de accesos apoyados en el protocolo WPA2 que utiliza el algoritmo de cifrado AES (Advanced Encryption Standard). Con este algoritmo será posible cumplir con los requerimientos de seguridad del gobierno de USA - FIPS140-2. "WPA2 está idealmente pensado para empresas tanto del sector privado cómo del público. Los productos que son certificados para WPA2 le dan a los gestores de TI la seguridad que la tecnología cumple con estándares de interoperatividad" declaró Frank Hazlik Managing Director de la Wi-Fi Alliance. Si bien parte de las organizaciones estaban aguardando esta nueva generación <text:soft-page-break/>de productos basados en AES es importante resaltar que los productos certificados para WPA siguen siendo seguros de acuerdo a lo establecido en el estándar 802.11i. </text:p>
      <text:p text:style-name="P5">El 16 de octubre de 2017 fue descubierta una vulnerabilidad en WPA2.</text:p>
      <text:p text:style-name="P5"/>
      <text:p text:style-name="P5"/>
      <text:p text:style-name="P3">10.- Me he comprado un móvil en Estados Unidos que se puede conectar a un router</text:p>
      <text:p text:style-name="P3">inalámbrico para navegar. Si el router de mi casa opera en el canal 13, ¿podré conectar el</text:p>
      <text:p text:style-name="P3">móvil al router? ¿Por qué?</text:p>
      <text:p text:style-name="P5"/>
      <text:p text:style-name="P10">Sí. Porque en Europa ers valido hasta ese canal.</text:p>
      <text:p text:style-name="P5"/>
      <text:p text:style-name="P3">11.- Desde el dispositivo inalámbrico de mi casa recibo cuatro redes inalámbricas. La mía,</text:p>
      <text:p text:style-name="P3">que opera en el canal 2, la de un vecino, que opera en el canal 3, y la de dos vecinos más,</text:p>
      <text:p text:style-name="P3">que operan en el canal 1. En mi casa Internet funciona muy lentamente, ¿a qué puede</text:p>
      <text:p text:style-name="P3">deberse? ¿Qué pasos debería seguir para mejorar la velocidad de Internet de mi casa?12.- Busca en Internet información sobre cómo descifrar la clave de un router que tenga</text:p>
      <text:p text:style-name="P3">un cifrado WPA-PSK.</text:p>
      <text:p text:style-name="P5"/>
      <text:p text:style-name="P10">Se debe a que los canales se solapan.</text:p>
      <text:p text:style-name="P10"/>
      <text:p text:style-name="P10">Debería cambiar de canal. Para elegir el correcto podría usar aplicaciones dispuestas para el diagnóstico de redes.</text:p>
      <text:p text:style-name="P10"/>
      <text:p text:style-name="P10"/>
      <text:p text:style-name="P10">DESCIFRAR CLAVE:</text:p>
      <text:p text:style-name="P10"/>
      <text:p text:style-name="P10"/>
      <text:p text:style-name="P10"><text:s text:c="4"/>Nos vamos a descargar de Internet un sistema operativo de auditoria de redes, llamado Wifislax.</text:p>
      <text:p text:style-name="P10"><text:s text:c="4"/>A continuación vamos a meter el Wifislax dentro de un pendrive USB.</text:p>
      <text:p text:style-name="P10"><text:s text:c="4"/>Luego arrancaremos nuestro PC desde el pendrive USB, para así tener a Wifislax como sistema operativo, no te asustes, tu windows no sufrirá ningún daño ni nada, tu disco duro no se toca para nada.</text:p>
      <text:p text:style-name="P10"><text:s text:c="4"/>Una vez estemos en Wifislax utilizaremos sus herramientas de red para auditar nuestra wifi, con el objetivo de descifrar las claves.</text:p>
      <text:p text:style-name="P10"/>
      <text:p text:style-name="P10">Para descifrar claves wifi básicamente necesitamos dos componentes hardware:</text:p>
      <text:p text:style-name="P10"/>
      <text:p text:style-name="P10"><text:s text:c="4"/>Un pc con tarjeta wifi integrada o externa. Por ejemplo este adaptador wifi USB de Alfa Network es ideal y funciona con cualquier pc, lo bueno es que en su interior tiene un chip compatible para descifrar claves wifi, esto es importante ya que no todos lo son.</text:p>
      <text:p text:style-name="P10"><text:s text:c="4"/>Un pendrive USB de al menos 8 gigas de espacio. Si lo compras en Amazon mañana lo tienes en casa. Ojo porque durante esta guía el pendrive USB será borrado por completo y perderás todo su contenido.</text:p>
      <text:p text:style-name="P10"/>
      <text:p text:style-name="P10">Adicionalmente se puede usar una antena wifi externa, para así captar más fuerte la señal wifi de la que queremos descifrar la clave. Por ejemplo con esta antena wifi que te recomendamos podrás alcanzar redes wifi que están a kilómetros de distancia de ti, no habrá señal que se te escape:</text:p>
      <text:p text:style-name="P10"/>
      <text:p text:style-name="P10">En cuanto a las herramientas para descifrar claves wifi necesitamos:</text:p>
      <text:p text:style-name="P10"/>
      <text:list xml:id="list2842856376" text:style-name="L3">
        <text:list-item>
          <text:p text:style-name="P18">Una imagen ISO del sistema operativo WifiSlax, que no es más que una versión de Linux llena de herramientas para hacer auditorías wifi, puedes descargar wifislax haciendo clic aquí.</text:p>
        </text:list-item>
        <text:list-item>
          <text:p text:style-name="P18"><text:s text:c="4"/>La utilididad Unetbootin, que sirve para meter el WifiSlax dentro de un pendrive USB, para así poder arrancar nuestro PC desde el USB con WifiSlax como sistema operativo.</text:p>
        </text:list-item>
      </text:list>
      <text:p text:style-name="P10"/>
      <text:p text:style-name="P10"/>
      <text:p text:style-name="P10"><text:soft-page-break/>El segundo paso consiste en meter el fichero ISO de wifislax en el Pendrive USB, para ello hacemo uso de la herramienta de UnetbootIn, que puedes descargar desde aquí <text:a xlink:type="simple" xlink:href="https://unetbootin.github.io/" text:style-name="Internet_20_link" text:visited-style-name="Visited_20_Internet_20_Link">https://unetbootin.github.io</text:a>.</text:p>
      <text:p text:style-name="P10"/>
      <text:p text:style-name="P10">Una vez hemos arrancada la app de Unetbootin nos vamos abajo, donde pone “distribución”, en ese apartado buscamos el fichero .iso que nos acabamos de descargar. Luego debemos seleccionar la letra donde tengamos conectado nuestro pendrive USB, si vamos a “nuestro equipo” podremos averiguar la letra de nuestro USB.</text:p>
      <text:p text:style-name="P10"/>
      <text:p text:style-name="P10">El tercer paso es arrancar nuestro pc desde el pendrive USB, para ello hacemos lo siguiente:</text:p>
      <text:p text:style-name="P10"/>
      <text:list xml:id="list3829876652" text:style-name="L4">
        <text:list-item>
          <text:p text:style-name="P19">Conectar el pendrive USB al PC.</text:p>
        </text:list-item>
        <text:list-item>
          <text:p text:style-name="P19"><text:s text:c="4"/>Reiniciar el pc y ver si arranca Wifislax.</text:p>
        </text:list-item>
        <text:list-item>
          <text:p text:style-name="P19"><text:s text:c="4"/>Si aun así sigue arrancando windows, entonces tenemos que entrar en la bios de nuestro ordenador para decirle que arranque primero desde USB. Para ello reiniciar de nuevo el ordenador y pulsar F2, ESCAPE o F12 para entrar en la BIOS, una vez en ella ir al apartado de boot o sistema de arranque.</text:p>
        </text:list-item>
        <text:list-item>
          <text:p text:style-name="P19"/>
        </text:list-item>
      </text:list>
      <text:p text:style-name="P10">Bien, hemos ya conseguido arrancar Wifislax en nuestro PC, ha llegado el momento de usar las herramientas de auditoría de redes, para así descifrar la clave wifi que deseamos.</text:p>
      <text:p text:style-name="P10"/>
      <text:p text:style-name="P10">Para ello abrimos la opción de «ejecutar orden» después de hacer clic en el icono azul de la esquina inferior izquierda, desde esta consola escribimos las palabras “geminis auditor”, esta es una de las herramientas de auditoría.</text:p>
      <text:p text:style-name="P10"/>
      <text:p text:style-name="P10">Le damos a la primera opción de geminis auditor y esperamos a que escanee todas las redes wifi, de esas redes sólo algunas serán compatibles con el programa (las que aparecen en verde), de las que sean compatibles podremos obtener su clave wifi fácilmente.</text:p>
      <text:p text:style-name="P10"/>
      <text:p text:style-name="P10">Entonces probamos a obtener el password wifi de una de las redes en verde, nos ponemos encima de la red y seleccionamos “atacar objetivo seleccionado”. Ahí nos aparecen 2 opciones más y las vamos probando, a ver si tenemos suerte con alguna de ellas.</text:p>
      <text:p text:style-name="P10"/>
      <text:p text:style-name="P10">Las claves wifi descifradas se meten en un archivo, tan sólo deberemos abrir un navegador de archivos para ir a opt/geminisAuditor para abrir allí el archivo que contiene las claves wifi descifradas, el navegador de archivos en Linux se llama Dolphin como puedes ver en la siguiente imágen.</text:p>
      <text:p text:style-name="P10"/>
      <text:p text:style-name="P10">Por supuesto si el Geminis auditor falla se puede probar con otras herramientas, como por ejemplo una que se llama Linset, que es también una de las más famosos y completas utilizadas por los hackers.</text:p>
      <text:p text:style-name="P10"/>
      <text:p text:style-name="P10">Ejecutamos el comando Linset para que empiece el rastreo wifi, una vez ha terminado nos tenemos que fijar en las wifi que tienen un asterisco a la izquierda, son la señales más vulnerables, simplemente escribe el número de la red wifi que quieres descifrar y listo, habrá que esperar y ver si hemos tenido suerte.</text:p>
      <text:p text:style-name="P10"/>
      <text:p text:style-name="P10">El funcionamiento de Linset es muy curioso, y hay que ir con mucho cuidado. Lo que hace Linset es lo siguiente:</text:p>
      <text:p text:style-name="P10"/>
      <text:list xml:id="list2899625936" text:style-name="L5">
        <text:list-item>
          <text:p text:style-name="P20">Desconecta de la red wifi a todos los usuarios.</text:p>
        </text:list-item>
        <text:list-item>
          <text:p text:style-name="P20"><text:s text:c="4"/>Muestra en el dispositivo del usuario un formulario para que este introduzca de nuevo el password wifi.</text:p>
        </text:list-item>
        <text:list-item>
          <text:p text:style-name="P20"><text:s text:c="4"/>Recoge el password wifi introducido por el usuario y lo guarda en un fichero.</text:p>
        </text:list-item>
      </text:list>
      <text:p text:style-name="P10"/>
      <text:p text:style-name="P10">Así que en este caso es el propio usuario de la red wifi el que te proporciona la clave wifi, mucho cuidado si veis que vuestra wifi se desconecta y os vuelven a pedir la clave, quizás es un hacker que está usando Linset para acceder a vuestra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08:26:44.593189169</meta:creation-date>
    <meta:generator>LibreOffice/6.0.7.3$Linux_X86_64 LibreOffice_project/00m0$Build-3</meta:generator>
    <dc:date>2019-05-03T12:25:45.912672642</dc:date>
    <meta:editing-duration>PT1H14M32S</meta:editing-duration>
    <meta:editing-cycles>20</meta:editing-cycles>
    <meta:document-statistic meta:table-count="1" meta:image-count="0" meta:object-count="0" meta:page-count="6" meta:paragraph-count="181" meta:word-count="2824" meta:character-count="17304" meta:non-whitespace-character-count="13969"/>
  </office:meta>
</office:document-meta>
</file>